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b876" officeooo:paragraph-rsid="0013b876"/>
    </style:style>
    <style:style style:name="P2" style:family="paragraph" style:parent-style-name="Standard">
      <style:text-properties officeooo:rsid="0013e3c5" officeooo:paragraph-rsid="0013e3c5"/>
    </style:style>
    <style:style style:name="P3" style:family="paragraph" style:parent-style-name="Standard">
      <style:text-properties officeooo:rsid="00140179" officeooo:paragraph-rsid="001401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do Windows </text:p>
      <text:p text:style-name="P1">Lista todas as pastas</text:p>
      <text:p text:style-name="P1">ls, dir</text:p>
      <text:p text:style-name="P1"/>
      <text:p text:style-name="P1">Sair das pastas </text:p>
      <text:p text:style-name="P1">cd ..</text:p>
      <text:p text:style-name="P1"/>
      <text:p text:style-name="P1">Entrar na pastas</text:p>
      <text:p text:style-name="P1">cd “Nome da pasta”</text:p>
      <text:p text:style-name="P1"/>
      <text:p text:style-name="P1">Criar pasta </text:p>
      <text:p text:style-name="P1">mkdir</text:p>
      <text:p text:style-name="P1"/>
      <text:p text:style-name="P2">Deletar pastas</text:p>
      <text:p text:style-name="P2">rmdir</text:p>
      <text:p text:style-name="P1"/>
      <text:p text:style-name="P1">Limpar a tela</text:p>
      <text:p text:style-name="P3">clear</text:p>
      <text:p text:style-name="P2"/>
      <text:p text:style-name="P2">Deletar o arquivo </text:p>
      <text:p text:style-name="P2">rm </text:p>
      <text:p text:style-name="P2"/>
      <text:p text:style-name="P2">Criar aquivos</text:p>
      <text:p text:style-name="P2">echo “sdfds” →sp.txt</text:p>
      <text:p text:style-name="P2"/>
      <text:p text:style-name="P2">Abrir os Arquivos</text:p>
      <text:p text:style-name="P2">start nome do arquivo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9:24:20.464000000</meta:creation-date>
    <dc:date>2022-06-18T19:51:19.232000000</dc:date>
    <meta:editing-duration>PT6M38S</meta:editing-duration>
    <meta:editing-cycles>1</meta:editing-cycles>
    <meta:document-statistic meta:table-count="0" meta:image-count="0" meta:object-count="0" meta:page-count="1" meta:paragraph-count="19" meta:word-count="47" meta:character-count="249" meta:non-whitespace-character-count="216"/>
    <meta:generator>LibreOffice/7.1.5.2$Windows_X86_64 LibreOffice_project/85f04e9f809797b8199d13c421bd8a2b025d52b5</meta:generator>
  </office:meta>
</office:document-meta>
</file>